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7625cm" style:use-optimal-column-width="true"/>
    </style:style>
    <style:style style:name="co3" style:family="table-column">
      <style:table-column-properties fo:break-before="auto" style:column-width="2.68816666666667cm" style:use-optimal-column-width="true"/>
    </style:style>
    <style:style style:name="co4" style:family="table-column">
      <style:table-column-properties fo:break-before="auto" style:column-width="2.9845cm" style:use-optimal-column-width="true"/>
    </style:style>
    <style:style style:name="co5" style:family="table-column">
      <style:table-column-properties fo:break-before="auto" style:column-width="4.064cm" style:use-optimal-column-width="true"/>
    </style:style>
    <style:style style:name="co6" style:family="table-column">
      <style:table-column-properties fo:break-before="auto" style:column-width="0.825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6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11" table:style-name="ce1"/>
          <table:table-cell office:value-type="string" table:style-name="ce3">
            <text:p>Piece</text:p>
          </table:table-cell>
          <table:table-cell table:style-name="ce1"/>
          <table:table-cell office:value-type="string" table:style-name="ce1">
            <text:p>King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number-columns-repeated="11" table:style-name="ce1"/>
          <table:table-cell office:value-type="string" table:style-name="ce2">
            <text:p><text:s/>- pieceCounter : int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table:number-columns-repeated="11" table:style-name="ce1"/>
          <table:table-cell office:value-type="string" table:style-name="ce1">
            <text:p><text:s/>- pieceNumber : int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4">
            <text:p>Model</text:p>
          </table:table-cell>
          <table:table-cell table:number-columns-repeated="2" table:style-name="ce1"/>
          <table:table-cell office:value-type="string" table:style-name="ce1">
            <text:p>ChessGUI</text:p>
          </table:table-cell>
          <table:table-cell table:number-columns-repeated="2" table:style-name="ce1"/>
          <table:table-cell office:value-type="string" table:style-name="ce1">
            <text:p>Controller</text:p>
          </table:table-cell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string" table:style-name="ce1">
            <text:p><text:s/>- board : Piece[][]</text:p>
          </table:table-cell>
          <table:table-cell table:number-columns-repeated="2" table:style-name="ce1"/>
          <table:table-cell office:value-type="string" table:style-name="ce1">
            <text:p><text:s/>- frame: Jframe</text:p>
          </table:table-cell>
          <table:table-cell table:number-columns-repeated="2" table:style-name="ce1"/>
          <table:table-cell office:value-type="string" table:style-name="ce1">
            <text:p><text:s/>- view : ChessGUI</text:p>
          </table:table-cell>
          <table:table-cell table:number-columns-repeated="4" table:style-name="ce1"/>
          <table:table-cell office:value-type="string" table:style-name="ce1">
            <text:p><text:s/>+ setPieceNumber()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string" table:style-name="ce1">
            <text:p><text:s/>- captured : ArrayList&lt;Piece&gt;</text:p>
          </table:table-cell>
          <table:table-cell table:number-columns-repeated="5" table:style-name="ce1"/>
          <table:table-cell office:value-type="string" table:style-name="ce1">
            <text:p><text:s/>- model : Model</text:p>
          </table:table-cell>
          <table:table-cell table:number-columns-repeated="4" table:style-name="ce1"/>
          <table:table-cell office:value-type="string" table:style-name="ce1">
            <text:p><text:s/>+ getPieceNumber() : int</text:p>
          </table:table-cell>
          <table:table-cell table:number-columns-repeated="16368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Peter M</meta:initial-creator>
    <dc:creator>Peter M</dc:creator>
    <meta:creation-date>2022-01-21T18:19:13Z</meta:creation-date>
    <dc:date>2022-01-21T18:28:12Z</dc:date>
  </office:meta>
</office:document-meta>
</file>